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color="#000000" fo:font-size="12pt" style:font-size-asian="12pt" style:font-size-complex="12pt"/>
    </style:style>
    <style:style style:name="P18" style:family="paragraph" style:parent-style-name="Standard" style:list-style-name="L4"/>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Text_20_body" style:list-style-name="L6"/>
    <style:style style:name="P22" style:family="paragraph" style:parent-style-name="Heading_20_1">
      <style:paragraph-properties fo:break-before="pag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style:text-autospace="none"/>
    </style:style>
    <style:style style:name="P25"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22"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2099702109" text:style-name="L1">
        <text:list-item>
          <text:p text:style-name="P14">Netbeans + Glassfish</text:p>
        </text:list-item>
        <text:list-item>
          <text:p text:style-name="P14">JBoss Developper Tools / JBoss AS</text:p>
        </text:list-item>
        <text:list-item>
          <text:p text:style-name="P14">IntelliJ / ce que vous voulez</text:p>
        </text:list-item>
      </text:list>
      <text:p text:style-name="P10"><text:soft-page-break/>Pour cette atelier, vous aurez besoin :</text:p>
      <text:list xml:id="list978781365" text:style-name="L2">
        <text:list-item>
          <text:p text:style-name="P15">d'un environnement de développement (Netbeans, Eclipse, InteliJ) avec Java 6,</text:p>
        </text:list-item>
        <text:list-item>
          <text:p text:style-name="P15">de Maven 3,</text:p>
        </text:list-item>
        <text:list-item>
          <text:p text:style-name="P15">d'un serveur d'applications (Glassfish 3.1, JBoss AS 7.1),</text:p>
        </text:list-item>
        <text:list-item>
          <text:p text:style-name="P15">d'un navigateur Web (Firefox, Chrome,...),</text:p>
        </text:list-item>
        <text:list-item>
          <text:p text:style-name="P1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3"><text:span text:style-name="T8">Un petit point sur « Managed Bean »JSR 250, « Managed Bean JSF » et Managed Bean CDI serait peut être utile.</text:span></text:p><text:p text:style-name="P23"><text:span text:style-name="T8">Cf http://www.germanescobar.net/2010/04/4-areas-of-possible-confusion-in-jee6.html</text:span></text:p></office:annotation></text:span><text:span text:style-name="T4"><office:annotation><dc:creator>Alexis Hassler</dc:creator><dc:date>2012-03-29T23:53:48</dc:date><text:p text:style-name="P23"><text:span text:style-name="T9">Répondre à Antoine Sabot-Durand (27/03/2012, 09:37): "..."</text:span></text:p><text:p text:style-name="P24"><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3"><text:span text:style-name="T8">Faudrait peut être parler de l'EAR ?</text:span></text:p></office:annotation><office:annotation><dc:creator>Alexis Hassler</dc:creator><dc:date>2012-03-29T23:54:50</dc:date><text:p text:style-name="P23"><text:span text:style-name="T9">Répondre à Antoine Sabot-Durand (27/03/2012, 10:05): "..."</text:span></text:p><text:p text:style-name="P24"><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1537872088" text:style-name="L3">
        <text:list-item>
          <text:p text:style-name="P17">le serveur d'applications sera démarré,</text:p>
        </text:list-item>
        <text:list-item>
          <text:p text:style-name="P17">l'application Web sera déployée dans le serveur d'applications,</text:p>
        </text:list-item>
        <text:list-item>
          <text:p text:style-name="P16"><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787214277" text:style-name="L4">
        <text:list-item>
          <text:p text:style-name="P18">La première commande va retourner une représentation XML du livre dont l'identifiant est 123.</text:p>
        </text:list-item>
        <text:list-item>
          <text:p text:style-name="P18">La deuxième commande utilise un en-tête HTTP "Accept :" et va retourner une représentation JSON du même livre.</text:p>
        </text:list-item>
        <text:list-item>
          <text:p text:style-name="P18">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3"><text:span text:style-name="T8">Et donc une partie sur Arquillian... Ou pas ?</text:span></text:p></office:annotation><office:annotation><dc:creator>Alexis Hassler</dc:creator><dc:date>2012-03-29T23:54:25</dc:date><text:p text:style-name="P23"><text:span text:style-name="T9">Répondre à Antoine Sabot-Durand (27/03/2012, 10:02): "..."</text:span></text:p><text:p text:style-name="P24"><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947810925" text:style-name="L5">
        <text:list-item>
          <text:p text:style-name="P20">Utiliser le runner Arquillian </text:p>
        </text:list-item>
      </text:list>
      <text:p text:style-name="Code"><text:s text:c="2"/>@RunWith(Arquillian.class)</text:p>
      <text:list xml:id="list190870899"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710829850"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1549959664"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h text:style-name="Heading_20_1" text:outline-level="1">Compléments</text:h>
      <text:list xml:id="list708729582" text:style-name="L6">
        <text:list-item>
          <text:p text:style-name="P21">@Observes pour traiter l'Event envoyé par SpecialCustomer</text:p>
        </text:list-item>
        <text:list-item>
          <text:p text:style-name="P21"/>
        </text:list-item>
      </text:list>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2"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4"><draw:image xlink:href="Pictures/10000000000002E400000023F2B8CD21.png" xlink:type="simple" xlink:show="embed" xlink:actuate="onLoad"/></draw:frame><draw:frame draw:style-name="Mfr1" draw:name="images3" text:anchor-type="paragraph" svg:x="10.76cm" svg:y="26.069cm" svg:width="8.243cm" svg:height="2.632cm" draw:z-index="24"><draw:image xlink:href="Pictures/100000000000016500000072DBDD480F.png" xlink:type="simple" xlink:show="embed" xlink:actuate="onLoad"/></draw:frame></text:p>
      </style:header>
      <style:footer>
        <text:p text:style-name="Footer"><draw:rect text:anchor-type="paragraph" draw:z-index="38"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5T17:51:03</dc:date>
    <meta:editing-duration>P2DT7H29M59S</meta:editing-duration>
    <meta:editing-cycles>337</meta:editing-cycles>
    <meta:generator>LibreOffice/3.5$MacOSX_x86 LibreOffice_project/281b639-6baa1d3-ef66a77-d866f25-f36d45f</meta:generator>
    <meta:document-statistic meta:table-count="0" meta:image-count="5" meta:object-count="0" meta:page-count="13" meta:paragraph-count="230" meta:word-count="3890" meta:character-count="26768" meta:non-whitespace-character-count="22789"/>
  </office:meta>
</office:document-meta>
</file>